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7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1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73">
      <style:graphic-properties draw:fill="none" draw:stroke="dash" draw:stroke-dash="a472" svg:stroke-width="0.01042in" svg:stroke-color="#000000" svg:stroke-opacity="100%" draw:stroke-linejoin="miter" svg:stroke-linecap="butt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0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7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draw:fill="none" draw:stroke="dash" draw:stroke-dash="a480" svg:stroke-width="0.01042in" svg:stroke-color="#000000" svg:stroke-opacity="100%" draw:stroke-linejoin="miter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2813in" fo:padding-bottom="0.02813in" fo:padding-left="0.05625in" fo:padding-right="0.05625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44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0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51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58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9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01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9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65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2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19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7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7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3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421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22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14056in" style:font-size-asian="0.14056in" style:font-size-complex="0.14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2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2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83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8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37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3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4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649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9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91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7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2">
      <style:graphic-properties draw:fill="none" draw:stroke="solid" svg:stroke-width="0.01042in" svg:stroke-color="#000000" draw:marker-end="a651" svg:stroke-opacity="100%" draw:stroke-linejoin="miter" svg:stroke-linecap="butt"/>
    </style:style>
    <style:style style:family="graphic" style:name="a598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38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4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85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57">
      <style:graphic-properties draw:fill="none" draw:stroke="solid" svg:stroke-width="0.01042in" svg:stroke-color="#000000" draw:marker-end="a656" svg:stroke-opacity="100%" draw:stroke-linejoin="miter" svg:stroke-linecap="butt"/>
    </style:style>
    <style:style style:family="graphic" style:name="a386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44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4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0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02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09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13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16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20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23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7" draw:master-page-name="Master1-Layout1-title-Diapositive-de-titre" presentation:presentation-page-layout-name="Master1-PPL1" draw:id="Slide-256">
        <draw:custom-shape svg:x="0.13297in" svg:y="1.13483in" svg:width="0.83994in" svg:height="0.37101in" draw:id="id63" draw:style-name="a360" draw:name="Rectangle à coins arrondis 3">
          <svg:title/>
          <svg:desc/>
          <text:p text:style-name="a359" text:class-names="" text:cond-style-name=""><text:span text:style-name="a358" text:class-names="">PF1 : Dry dietary produc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0331in" svg:y="1.18233in" svg:width="0.68134in" svg:height="0.26564in" draw:id="id64" draw:style-name="a363" draw:name="Rectangle à coins arrondis 4">
          <svg:title/>
          <svg:desc/>
          <text:p text:style-name="a362" text:class-names="" text:cond-style-name=""><text:span text:style-name="a361" text:class-names="">By solar inpu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9" draw:id="id65">
          <svg:title/>
          <svg:desc/>
          <draw:frame draw:id="id189" draw:style-name="a655" draw:name="ZoneTexte 6" svg:x="1.32027in" svg:y="0.47891in" svg:width="0.56791in" svg:height="0.16101in">
            <draw:text-box>
              <text:p text:style-name="a654" text:class-names="" text:cond-style-name=""><text:span text:style-name="a653" text:class-names="">How ?</text:span></text:p>
            </draw:text-box>
            <svg:title/>
            <svg:desc/>
          </draw:frame>
          <draw:connector draw:type="line" svg:x1="1.06813in" svg:y1="0.65295in" svg:x2="1.85446in" svg:y2="0.65295in" draw:id="id190" draw:style-name="a657" draw:name="Connecteur droit avec flèche 8">
            <svg:title/>
            <svg:desc/>
          </draw:connector>
        </draw:g>
        <draw:g draw:name="Groupe 18" draw:id="id66">
          <svg:title/>
          <svg:desc/>
          <draw:frame draw:id="id187" draw:style-name="a650" draw:name="ZoneTexte 9" svg:x="1.30621in" svg:y="0.67833in" svg:width="0.54596in" svg:height="0.16101in">
            <draw:text-box>
              <text:p text:style-name="a649" text:class-names="" text:cond-style-name=""><text:span text:style-name="a648" text:class-names="">Why ?</text:span></text:p>
            </draw:text-box>
            <svg:title/>
            <svg:desc/>
          </draw:frame>
          <draw:connector draw:type="line" svg:x1="1.82747in" svg:y1="0.84898in" svg:x2="1.05052in" svg:y2="0.84898in" draw:id="id188" draw:style-name="a652" draw:name="Connecteur droit avec flèche 10">
            <svg:title/>
            <svg:desc/>
          </draw:connector>
        </draw:g>
        <draw:connector draw:type="line" svg:x1="2.24704in" svg:y1="1.31884in" draw:start-shape="id67" draw:start-glue-point="1" svg:x2="2.8263in" svg:y2="1.32033in" draw:end-shape="id68" draw:end-glue-point="3" draw:id="id69" draw:style-name="a364" draw:name="Connecteur droit 21">
          <svg:title/>
          <svg:desc/>
        </draw:connector>
        <draw:custom-shape svg:x="2.8263in" svg:y="1.14313in" svg:width="0.68134in" svg:height="0.35441in" draw:id="id68" draw:style-name="a367" draw:name="Rectangle à coins arrondis 22">
          <svg:title/>
          <svg:desc/>
          <text:p text:style-name="a366" text:class-names="" text:cond-style-name=""><text:span text:style-name="a365" text:class-names="">TF1: Increase flow temperatur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0764in" svg:y1="1.32033in" draw:start-shape="id68" draw:start-glue-point="1" svg:x2="3.93995in" svg:y2="1.31521in" draw:end-shape="id70" draw:end-glue-point="3" draw:id="id71" draw:style-name="a368" draw:name="Connecteur droit 24">
          <svg:title/>
          <svg:desc/>
        </draw:connector>
        <draw:frame draw:id="id72" draw:style-name="a371" draw:name="ZoneTexte 188" svg:x="0.06493in" svg:y="0.12993in" svg:width="2.47773in" svg:height="0.22713in">
          <draw:text-box>
            <text:p text:style-name="a370" text:class-names="" text:cond-style-name=""><text:span text:style-name="a369" text:class-names="">Principal function : Dry dietary product</text:span></text:p>
          </draw:text-box>
          <svg:title/>
          <svg:desc/>
        </draw:frame>
        <draw:custom-shape svg:x="2.8681in" svg:y="4.38351in" svg:width="0.68134in" svg:height="0.26564in" draw:id="id73" draw:style-name="a374" draw:name="Rectangle à coins arrondis 22">
          <svg:title/>
          <svg:desc/>
          <text:p text:style-name="a373" text:class-names="" text:cond-style-name=""><text:span text:style-name="a372" text:class-names="">TF2: Create an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86926in" svg:y="6.88068in" svg:width="0.68134in" svg:height="0.35221in" draw:id="id74" draw:style-name="a377" draw:name="Rectangle à coins arrondis 22">
          <svg:title/>
          <svg:desc/>
          <text:p text:style-name="a376" text:class-names="" text:cond-style-name=""><text:span text:style-name="a375" text:class-names="">TF3: Dry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18" draw:id="id75">
          <svg:title/>
          <svg:desc/>
          <draw:connector draw:type="line" svg:x1="4.21268in" svg:y1="0.25235in" svg:x2="4.61558in" svg:y2="0.25235in" draw:id="id184" draw:style-name="a643" draw:name="Connecteur droit 24">
            <svg:title/>
            <svg:desc/>
          </draw:connector>
          <draw:connector draw:type="line" svg:x1="4.41649in" svg:y1="0.25235in" svg:x2="4.41413in" svg:y2="0.49737in" draw:id="id185" draw:style-name="a644" draw:name="Connecteur droit 24">
            <svg:title/>
            <svg:desc/>
          </draw:connector>
          <draw:frame draw:id="id186" draw:style-name="a647" draw:name="ZoneTexte 32" svg:x="4.62367in" svg:y="0.28548in" svg:width="0.54596in" svg:height="0.16101in">
            <draw:text-box>
              <text:p text:style-name="a646" text:class-names="" text:cond-style-name=""><text:span text:style-name="a645" text:class-names="">: And</text:span></text:p>
            </draw:text-box>
            <svg:title/>
            <svg:desc/>
          </draw:frame>
        </draw:g>
        <draw:g draw:name="Groupe 119" draw:id="id76">
          <svg:title/>
          <svg:desc/>
          <draw:connector draw:type="line" svg:x1="5.16963in" svg:y1="0.22575in" svg:x2="5.53655in" svg:y2="0.22575in" draw:id="id181" draw:style-name="a638" draw:name="Connecteur droit 24">
            <svg:title/>
            <svg:desc/>
          </draw:connector>
          <draw:connector draw:type="line" svg:x1="5.17753in" svg:y1="0.22575in" svg:x2="5.53655in" svg:y2="0.45816in" draw:id="id182" draw:style-name="a639" draw:name="Connecteur droit 24">
            <svg:title/>
            <svg:desc/>
          </draw:connector>
          <draw:frame draw:id="id183" draw:style-name="a642" draw:name="ZoneTexte 33" svg:x="5.59741in" svg:y="0.20031in" svg:width="0.63293in" svg:height="0.36941in">
            <draw:text-box>
              <text:p text:style-name="a641" text:class-names="" text:cond-style-name=""><text:span text:style-name="a640" text:class-names="">: Inclusive Or (one or more possibility)</text:span></text:p>
            </draw:text-box>
            <svg:title/>
            <svg:desc/>
          </draw:frame>
        </draw:g>
        <draw:custom-shape svg:x="4.90497in" svg:y="1.77469in" svg:width="0.68134in" svg:height="0.26564in" draw:id="id77" draw:style-name="a380" draw:name="Rectangle à coins arrondis 4">
          <svg:title/>
          <svg:desc/>
          <text:p text:style-name="a379" text:class-names="" text:cond-style-name=""><text:span text:style-name="a378" text:class-names="">By electrical inpu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94399in" svg:y="2.4071in" svg:width="0.68134in" svg:height="0.26564in" draw:id="id78" draw:style-name="a383" draw:name="Rectangle à coins arrondis 4">
          <svg:title/>
          <svg:desc/>
          <text:p text:style-name="a382" text:class-names="" text:cond-style-name=""><text:span text:style-name="a381" text:class-names="">Unusable 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0764in" svg:y1="1.32033in" draw:start-shape="id68" draw:start-glue-point="1" svg:x2="3.94399in" svg:y2="2.53992in" draw:end-shape="id78" draw:end-glue-point="3" draw:id="id79" draw:style-name="a384" draw:name="Connecteur droit 24">
          <svg:title/>
          <svg:desc/>
        </draw:connector>
        <draw:connector draw:type="line" svg:x1="2.63656in" svg:y1="1.31665in" svg:x2="2.63333in" svg:y2="10.36309in" draw:id="id80" draw:style-name="a385" draw:name="Connecteur droit 24">
          <svg:title/>
          <svg:desc/>
        </draw:connector>
        <draw:connector draw:type="line" svg:x1="2.62872in" svg:y1="7.05378in" svg:x2="2.86926in" svg:y2="7.05679in" draw:end-shape="id74" draw:end-glue-point="3" draw:id="id81" draw:style-name="a386" draw:name="Connecteur droit 21">
          <svg:title/>
          <svg:desc/>
        </draw:connector>
        <draw:connector draw:type="line" svg:x1="2.63042in" svg:y1="4.51633in" svg:x2="2.8681in" svg:y2="4.51633in" draw:end-shape="id73" draw:end-glue-point="3" draw:id="id82" draw:style-name="a387" draw:name="Connecteur droit 21">
          <svg:title/>
          <svg:desc/>
        </draw:connector>
        <draw:connector draw:type="line" svg:x1="5.58465in" svg:y1="1.31515in" draw:start-shape="id64" draw:start-glue-point="1" svg:x2="5.92992in" svg:y2="1.31132in" draw:end-shape="id83" draw:end-glue-point="3" draw:id="id84" draw:style-name="a388" draw:name="Connecteur droit 24">
          <svg:title/>
          <svg:desc/>
        </draw:connector>
        <draw:custom-shape svg:x="5.92992in" svg:y="1.1785in" svg:width="0.68134in" svg:height="0.26564in" draw:id="id83" draw:style-name="a391" draw:name="Rectangle à coins arrondis 4">
          <svg:title/>
          <svg:desc/>
          <text:p text:style-name="a390" text:class-names="" text:cond-style-name=""><text:span text:style-name="a389" text:class-names="">Solar thermal collec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95216in" svg:y="1.77385in" svg:width="0.68134in" svg:height="0.26564in" draw:id="id85" draw:style-name="a394" draw:name="Rectangle à coins arrondis 4">
          <svg:title/>
          <svg:desc/>
          <text:p text:style-name="a393" text:class-names="" text:cond-style-name=""><text:span text:style-name="a392" text:class-names="">Resi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58631in" svg:y1="1.90751in" draw:start-shape="id77" draw:start-glue-point="1" svg:x2="5.95216in" svg:y2="1.90667in" draw:end-shape="id85" draw:end-glue-point="3" draw:id="id86" draw:style-name="a395" draw:name="Connecteur droit 24">
          <svg:title/>
          <svg:desc/>
        </draw:connector>
        <draw:custom-shape svg:x="4.90497in" svg:y="2.32377in" svg:width="0.84315in" svg:height="0.43897in" draw:id="id87" draw:style-name="a400" draw:name="Rectangle à coins arrondis 4">
          <svg:title/>
          <svg:desc/>
          <text:p text:style-name="a397" text:class-names="" text:cond-style-name=""><text:span text:style-name="a396" text:class-names="">By warm airflow</text:span></text:p>
          <text:p text:style-name="a399" text:class-names="" text:cond-style-name=""><text:span text:style-name="a398" text:class-names="">(Wood combustion, oil combustion, biomass)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533in" svg:y1="2.53992in" draw:start-shape="id78" draw:start-glue-point="1" svg:x2="4.90497in" svg:y2="2.54325in" draw:end-shape="id87" draw:end-glue-point="3" draw:id="id88" draw:style-name="a401" draw:name="Connecteur droit 24">
          <svg:title/>
          <svg:desc/>
        </draw:connector>
        <draw:custom-shape svg:x="6.057in" svg:y="3.38371in" svg:width="0.68134in" svg:height="0.26564in" draw:id="id89" draw:style-name="a404" draw:name="Rectangle à coins arrondis 4">
          <svg:title/>
          <svg:desc/>
          <text:p text:style-name="a403" text:class-names="" text:cond-style-name=""><text:span text:style-name="a402" text:class-names="">Thermal exchang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74812in" svg:y1="2.54325in" draw:start-shape="id87" draw:start-glue-point="1" svg:x2="6.05081in" svg:y2="2.54325in" draw:id="id90" draw:style-name="a405" draw:name="Connecteur droit 24">
          <svg:title/>
          <svg:desc/>
        </draw:connector>
        <draw:custom-shape svg:x="6.057in" svg:y="3.7038in" svg:width="0.68134in" svg:height="0.26564in" draw:id="id91" draw:style-name="a408" draw:name="Rectangle à coins arrondis 4">
          <svg:title/>
          <svg:desc/>
          <text:p text:style-name="a407" text:class-names="" text:cond-style-name=""><text:span text:style-name="a406" text:class-names="">Pollute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81207in" svg:y1="2.54325in" svg:x2="5.81207in" svg:y2="3.8377in" draw:id="id92" draw:style-name="a409" draw:name="Connecteur droit 24">
          <svg:title/>
          <svg:desc/>
        </draw:connector>
        <draw:connector draw:type="line" svg:x1="5.81207in" svg:y1="3.83499in" svg:x2="6.057in" svg:y2="3.83662in" draw:end-shape="id91" draw:end-glue-point="3" draw:id="id93" draw:style-name="a410" draw:name="Connecteur droit 24">
          <svg:title/>
          <svg:desc/>
        </draw:connector>
        <draw:custom-shape svg:x="6.06644in" svg:y="8.64505in" svg:width="0.68134in" svg:height="0.26564in" draw:id="id94" draw:style-name="a413" draw:name="Rectangle à coins arrondis 4">
          <svg:title/>
          <svg:desc/>
          <text:p text:style-name="a412" text:class-names="" text:cond-style-name=""><text:span text:style-name="a411" text:class-names="">Linked organiz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4944in" svg:y1="8.72739in" draw:start-shape="id95" draw:start-glue-point="1" svg:x2="4.32723in" svg:y2="8.7511in" draw:end-shape="id96" draw:end-glue-point="3" draw:id="id97" draw:style-name="a414" draw:name="Connecteur droit 24">
          <svg:title/>
          <svg:desc/>
        </draw:connector>
        <draw:frame draw:id="id98" draw:style-name="a417" draw:name="ZoneTexte 33" svg:x="6.7053in" svg:y="0.18128in" svg:width="0.81054in" svg:height="0.26521in">
          <draw:text-box>
            <text:p text:style-name="a416" text:class-names="" text:cond-style-name=""><text:span text:style-name="a415" text:class-names="">: Exclusive Or (only one possibility)</text:span></text:p>
          </draw:text-box>
          <svg:title/>
          <svg:desc/>
        </draw:frame>
        <draw:connector draw:type="line" svg:x1="6.33047in" svg:y1="0.23567in" svg:x2="6.73338in" svg:y2="0.23567in" draw:id="id99" draw:style-name="a418" draw:name="Connecteur droit 24">
          <svg:title/>
          <svg:desc/>
        </draw:connector>
        <draw:connector draw:type="line" svg:x1="6.33915in" svg:y1="0.23567in" svg:x2="6.73338in" svg:y2="0.46809in" draw:id="id100" draw:style-name="a419" draw:name="Connecteur droit 24">
          <svg:title/>
          <svg:desc/>
        </draw:connector>
        <draw:custom-shape svg:x="6.23034in" svg:y="0.18803in" svg:width="0.10881in" svg:height="0.11359in" draw:id="id101" draw:style-name="a422" draw:name="Ellipse 51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3995in" svg:y="1.18239in" svg:width="0.68134in" svg:height="0.26564in" draw:id="id70" draw:style-name="a425" draw:name="Rectangle à coins arrondis 4">
          <svg:title/>
          <svg:desc/>
          <text:p text:style-name="a424" text:class-names="" text:cond-style-name=""><text:span text:style-name="a423" text:class-names="">Usable 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1.31521in" draw:start-shape="id70" draw:start-glue-point="1" svg:x2="4.90331in" svg:y2="1.31515in" draw:end-shape="id64" draw:end-glue-point="3" draw:id="id102" draw:style-name="a426" draw:name="Connecteur droit 24">
          <svg:title/>
          <svg:desc/>
        </draw:connector>
        <draw:connector draw:type="line" svg:x1="4.62129in" svg:y1="1.31521in" draw:start-shape="id70" draw:start-glue-point="1" svg:x2="4.90497in" svg:y2="1.90751in" draw:end-shape="id77" draw:end-glue-point="3" draw:id="id103" draw:style-name="a427" draw:name="Connecteur droit 24">
          <svg:title/>
          <svg:desc/>
        </draw:connector>
        <draw:custom-shape svg:x="3.93995in" svg:y="4.38351in" svg:width="0.68134in" svg:height="0.26564in" draw:id="id104" draw:style-name="a430" draw:name="Rectangle à coins arrondis 22">
          <svg:title/>
          <svg:desc/>
          <text:p text:style-name="a429" text:class-names="" text:cond-style-name=""><text:span text:style-name="a428" text:class-names="">Natural convec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4944in" svg:y1="4.51633in" draw:start-shape="id73" draw:start-glue-point="1" svg:x2="3.93995in" svg:y2="4.51633in" draw:end-shape="id104" draw:end-glue-point="3" draw:id="id105" draw:style-name="a431" draw:name="Connecteur droit 21">
          <svg:title/>
          <svg:desc/>
        </draw:connector>
        <draw:custom-shape svg:x="3.93995in" svg:y="5.86396in" svg:width="0.68134in" svg:height="0.26564in" draw:id="id106" draw:style-name="a434" draw:name="Rectangle à coins arrondis 22">
          <svg:title/>
          <svg:desc/>
          <text:p text:style-name="a433" text:class-names="" text:cond-style-name=""><text:span text:style-name="a432" text:class-names="">Forced convec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64231in" svg:y1="4.55649in" draw:start-shape="id107" draw:start-glue-point="6" svg:x2="3.93995in" svg:y2="5.99678in" draw:end-shape="id106" draw:end-glue-point="3" draw:id="id108" draw:style-name="a435" draw:name="Connecteur droit 21">
          <svg:title/>
          <svg:desc/>
        </draw:connector>
        <draw:custom-shape svg:x="5.0242in" svg:y="4.37823in" svg:width="0.68134in" svg:height="0.26564in" draw:id="id109" draw:style-name="a438" draw:name="Rectangle à coins arrondis 22">
          <svg:title/>
          <svg:desc/>
          <text:p text:style-name="a437" text:class-names="" text:cond-style-name=""><text:span text:style-name="a436" text:class-names="">Warm in-draugh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4.51633in" draw:start-shape="id104" draw:start-glue-point="1" svg:x2="5.0242in" svg:y2="4.51105in" draw:end-shape="id109" draw:end-glue-point="3" draw:id="id110" draw:style-name="a439" draw:name="Connecteur droit 21">
          <svg:title/>
          <svg:desc/>
        </draw:connector>
        <draw:custom-shape svg:x="5.01924in" svg:y="5.23505in" svg:width="0.68134in" svg:height="0.26564in" draw:id="id111" draw:style-name="a442" draw:name="Rectangle à coins arrondis 22">
          <svg:title/>
          <svg:desc/>
          <text:p text:style-name="a441" text:class-names="" text:cond-style-name=""><text:span text:style-name="a440" text:class-names="">Wind in-draugh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4.51633in" draw:start-shape="id104" draw:start-glue-point="1" svg:x2="5.01924in" svg:y2="5.36787in" draw:end-shape="id111" draw:end-glue-point="3" draw:id="id112" draw:style-name="a443" draw:name="Connecteur droit 21">
          <svg:title/>
          <svg:desc/>
        </draw:connector>
        <draw:custom-shape svg:x="6.06644in" svg:y="5.86396in" svg:width="0.68134in" svg:height="0.26564in" draw:id="id113" draw:style-name="a446" draw:name="Rectangle à coins arrondis 22">
          <svg:title/>
          <svg:desc/>
          <text:p text:style-name="a445" text:class-names="" text:cond-style-name=""><text:span text:style-name="a444" text:class-names="">Electrical ventila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5.99678in" draw:start-shape="id106" draw:start-glue-point="1" svg:x2="6.06644in" svg:y2="5.99678in" draw:end-shape="id113" draw:end-glue-point="3" draw:id="id114" draw:style-name="a447" draw:name="Connecteur droit 21">
          <svg:title/>
          <svg:desc/>
        </draw:connector>
        <draw:custom-shape svg:x="3.92819in" svg:y="6.83547in" svg:width="0.75724in" svg:height="0.43909in" draw:id="id115" draw:style-name="a452" draw:name="Rectangle à coins arrondis 22">
          <svg:title/>
          <svg:desc/>
          <text:p text:style-name="a449" text:class-names="" text:cond-style-name=""><text:span text:style-name="a448" text:class-names="">Without conservation of air</text:span></text:p>
          <text:p text:style-name="a451" text:class-names="" text:cond-style-name=""><text:span text:style-name="a450" text:class-names="">Open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506in" svg:y1="7.05678in" draw:start-shape="id74" draw:start-glue-point="1" svg:x2="3.92819in" svg:y2="7.05501in" draw:end-shape="id115" draw:end-glue-point="3" draw:id="id116" draw:style-name="a453" draw:name="Connecteur droit 21">
          <svg:title/>
          <svg:desc/>
        </draw:connector>
        <draw:custom-shape svg:x="3.92415in" svg:y="7.42225in" svg:width="0.75724in" svg:height="0.476in" draw:id="id117" draw:style-name="a458" draw:name="Rectangle à coins arrondis 22">
          <svg:title/>
          <svg:desc/>
          <text:p text:style-name="a455" text:class-names="" text:cond-style-name=""><text:span text:style-name="a454" text:class-names="">With conservation of air<text:s text:c="1"/></text:span></text:p>
          <text:p text:style-name="a457" text:class-names="" text:cond-style-name=""><text:span text:style-name="a456" text:class-names="">Closed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70948in" svg:y1="7.05378in" svg:x2="3.92415in" svg:y2="7.66025in" draw:end-shape="id117" draw:end-glue-point="3" draw:id="id118" draw:style-name="a459" draw:name="Connecteur droit 21">
          <svg:title/>
          <svg:desc/>
        </draw:connector>
        <draw:custom-shape svg:x="6.06644in" svg:y="6.92112in" svg:width="0.68134in" svg:height="0.26564in" draw:id="id119" draw:style-name="a462" draw:name="Rectangle à coins arrondis 22">
          <svg:title/>
          <svg:desc/>
          <text:p text:style-name="a461" text:class-names="" text:cond-style-name=""><text:span text:style-name="a460" text:class-names="">Air exchang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7139in" svg:y="7.52636in" svg:width="0.67638in" svg:height="0.26564in" draw:id="id120" draw:style-name="a465" draw:name="Rectangle à coins arrondis 22">
          <svg:title/>
          <svg:desc/>
          <text:p text:style-name="a464" text:class-names="" text:cond-style-name=""><text:span text:style-name="a463" text:class-names="">Condens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8543in" svg:y1="7.05501in" draw:start-shape="id115" draw:start-glue-point="1" svg:x2="6.06644in" svg:y2="7.05394in" draw:end-shape="id119" draw:end-glue-point="3" draw:id="id121" draw:style-name="a466" draw:name="Connecteur droit 21">
          <svg:title/>
          <svg:desc/>
        </draw:connector>
        <draw:connector draw:type="line" svg:x1="4.68139in" svg:y1="7.66025in" draw:start-shape="id117" draw:start-glue-point="1" svg:x2="6.07139in" svg:y2="7.65918in" draw:end-shape="id120" draw:end-glue-point="3" draw:id="id122" draw:style-name="a467" draw:name="Connecteur droit 21">
          <svg:title/>
          <svg:desc/>
        </draw:connector>
        <draw:custom-shape svg:x="6.07139in" svg:y="8.07057in" svg:width="0.67638in" svg:height="0.26564in" draw:id="id123" draw:style-name="a470" draw:name="Rectangle à coins arrondis 22">
          <svg:title/>
          <svg:desc/>
          <text:p text:style-name="a469" text:class-names="" text:cond-style-name=""><text:span text:style-name="a468" text:class-names="">Absorp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8139in" svg:y1="7.66025in" draw:start-shape="id117" draw:start-glue-point="1" svg:x2="6.07139in" svg:y2="8.20339in" draw:end-shape="id123" draw:end-glue-point="3" draw:id="id124" draw:style-name="a471" draw:name="Connecteur droit 21">
          <svg:title/>
          <svg:desc/>
        </draw:connector>
        <draw:connector draw:type="line" svg:x1="2.74939in" svg:y1="0.98671in" svg:x2="2.73512in" svg:y2="9.49522in" draw:id="id125" draw:style-name="a473" draw:name="Connecteur droit 98">
          <svg:title/>
          <svg:desc/>
        </draw:connector>
        <draw:frame draw:id="id126" draw:style-name="a476" draw:name="ZoneTexte 33" svg:x="0.1423in" svg:y="0.68262in" svg:width="0.81054in" svg:height="0.16101in">
          <draw:text-box>
            <text:p text:style-name="a475" text:class-names="" text:cond-style-name=""><text:span text:style-name="a474" text:class-names="">Initial function</text:span></text:p>
          </draw:text-box>
          <svg:title/>
          <svg:desc/>
        </draw:frame>
        <draw:frame draw:id="id127" draw:style-name="a479" draw:name="ZoneTexte 33" svg:x="2.38944in" svg:y="0.71436in" svg:width="0.87771in" svg:height="0.16101in">
          <draw:text-box>
            <text:p text:style-name="a478" text:class-names="" text:cond-style-name=""><text:span text:style-name="a477" text:class-names="">Component functions</text:span></text:p>
          </draw:text-box>
          <svg:title/>
          <svg:desc/>
        </draw:frame>
        <draw:connector draw:type="line" svg:x1="5.77911in" svg:y1="1.15469in" svg:x2="5.75204in" svg:y2="9.81327in" draw:id="id128" draw:style-name="a481" draw:name="Connecteur droit 102">
          <svg:title/>
          <svg:desc/>
        </draw:connector>
        <draw:frame draw:id="id129" draw:style-name="a486" draw:name="ZoneTexte 33" svg:x="4.58078in" svg:y="0.65853in" svg:width="0.59676in" svg:height="0.26521in">
          <draw:text-box>
            <text:p text:style-name="a483" text:class-names="" text:cond-style-name=""><text:span text:style-name="a482" text:class-names="">Components</text:span></text:p>
            <text:p text:style-name="a485" text:class-names="" text:cond-style-name=""><text:span text:style-name="a484" text:class-names="">Solutions</text:span></text:p>
          </draw:text-box>
          <svg:title/>
          <svg:desc/>
        </draw:frame>
        <draw:custom-shape svg:x="2.8681in" svg:y="8.54851in" svg:width="0.68134in" svg:height="0.35777in" draw:id="id95" draw:style-name="a489" draw:name="Rectangle à coins arrondis 22">
          <svg:title/>
          <svg:desc/>
          <text:p text:style-name="a488" text:class-names="" text:cond-style-name=""><text:span text:style-name="a487" text:class-names="">TF4: Link each module with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62872in" svg:y1="8.72651in" svg:x2="2.8681in" svg:y2="8.7274in" draw:end-shape="id95" draw:end-glue-point="3" draw:id="id130" draw:style-name="a490" draw:name="Connecteur droit 21">
          <svg:title/>
          <svg:desc/>
        </draw:connector>
        <draw:custom-shape svg:x="6.05597in" svg:y="9.17303in" svg:width="0.68134in" svg:height="0.26564in" draw:id="id131" draw:style-name="a495" draw:name="Rectangle à coins arrondis 4">
          <svg:title/>
          <svg:desc/>
          <text:p text:style-name="a492" text:class-names="" text:cond-style-name=""><text:span text:style-name="a491" text:class-names="">All in drying<text:s text:c="1"/></text:span></text:p>
          <text:p text:style-name="a494" text:class-names="" text:cond-style-name=""><text:span text:style-name="a493" text:class-names="">roo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0115in" svg:y1="9.30187in" draw:start-shape="id132" draw:start-glue-point="1" svg:x2="6.03773in" svg:y2="9.79444in" draw:end-shape="id133" draw:end-glue-point="3" draw:id="id134" draw:style-name="a496" draw:name="Connecteur droit 24">
          <svg:title/>
          <svg:desc/>
        </draw:connector>
        <draw:custom-shape svg:x="3.66451in" svg:y="7.00393in" svg:width="0.10881in" svg:height="0.11359in" draw:id="id135" draw:style-name="a499" draw:name="Ellipse 51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78408in" svg:y="1.0191in" svg:width="2.03718in" svg:height="0.51126in" draw:id="id136" draw:style-name="a503" draw:name="Rectangle à coins arrondis 4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7" draw:style-name="a506" draw:name="ZoneTexte 33" svg:x="5.98556in" svg:y="0.9925in" svg:width="0.64133in" svg:height="0.16101in">
          <draw:text-box>
            <text:p text:style-name="a505" text:class-names="" text:cond-style-name=""><text:span text:style-name="a504" text:class-names="">Heat module 1</text:span></text:p>
          </draw:text-box>
          <svg:title/>
          <svg:desc/>
        </draw:frame>
        <draw:custom-shape svg:x="3.86808in" svg:y="2.25787in" svg:width="3.06746in" svg:height="1.75541in" draw:id="id138" draw:style-name="a510" draw:name="Rectangle à coins arrondis 4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9" draw:style-name="a513" draw:name="ZoneTexte 33" svg:x="6.15937in" svg:y="2.25087in" svg:width="0.64133in" svg:height="0.16101in">
          <draw:text-box>
            <text:p text:style-name="a512" text:class-names="" text:cond-style-name=""><text:span text:style-name="a511" text:class-names="">Heat module 2</text:span></text:p>
          </draw:text-box>
          <svg:title/>
          <svg:desc/>
        </draw:frame>
        <draw:custom-shape svg:x="4.82526in" svg:y="1.62829in" svg:width="1.996in" svg:height="0.51126in" draw:id="id140" draw:style-name="a517" draw:name="Rectangle à coins arrondis 4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1" draw:style-name="a520" draw:name="ZoneTexte 33" svg:x="6.04509in" svg:y="1.60169in" svg:width="0.64133in" svg:height="0.16101in">
          <draw:text-box>
            <text:p text:style-name="a519" text:class-names="" text:cond-style-name=""><text:span text:style-name="a518" text:class-names="">Heat module 3</text:span></text:p>
          </draw:text-box>
          <svg:title/>
          <svg:desc/>
        </draw:frame>
        <draw:custom-shape svg:x="3.86808in" svg:y="4.18133in" svg:width="3.06746in" svg:height="0.95624in" draw:id="id142" draw:style-name="a524" draw:name="Rectangle à coins arrondis 4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3" draw:style-name="a527" draw:name="ZoneTexte 33" svg:x="6.02417in" svg:y="4.171in" svg:width="0.91632in" svg:height="0.16101in">
          <draw:text-box>
            <text:p text:style-name="a526" text:class-names="" text:cond-style-name=""><text:span text:style-name="a525" text:class-names="">Convection module 1</text:span></text:p>
          </draw:text-box>
          <svg:title/>
          <svg:desc/>
        </draw:frame>
        <draw:custom-shape svg:x="3.8102in" svg:y="5.75243in" svg:width="3.06746in" svg:height="0.48085in" draw:id="id144" draw:style-name="a531" draw:name="Rectangle à coins arrondis 4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5" draw:style-name="a534" draw:name="ZoneTexte 33" svg:x="5.9663in" svg:y="5.72583in" svg:width="0.91632in" svg:height="0.16101in">
          <draw:text-box>
            <text:p text:style-name="a533" text:class-names="" text:cond-style-name=""><text:span text:style-name="a532" text:class-names="">Convection module 3</text:span></text:p>
          </draw:text-box>
          <svg:title/>
          <svg:desc/>
        </draw:frame>
        <draw:custom-shape svg:x="3.86808in" svg:y="6.76064in" svg:width="3.06746in" svg:height="0.58684in" draw:id="id146" draw:style-name="a538" draw:name="Rectangle à coins arrondis 4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7" draw:style-name="a541" draw:name="ZoneTexte 33" svg:x="5.94957in" svg:y="6.73404in" svg:width="0.99092in" svg:height="0.16101in">
          <draw:text-box>
            <text:p text:style-name="a540" text:class-names="" text:cond-style-name=""><text:span text:style-name="a539" text:class-names="">Deshumidifier module 1</text:span></text:p>
          </draw:text-box>
          <svg:title/>
          <svg:desc/>
        </draw:frame>
        <draw:custom-shape svg:x="5.87681in" svg:y="7.38081in" svg:width="1.04054in" svg:height="0.4906in" draw:id="id148" draw:style-name="a545" draw:name="Rectangle à coins arrondis 4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9" draw:style-name="a548" draw:name="ZoneTexte 33" svg:x="5.93138in" svg:y="7.35421in" svg:width="0.99092in" svg:height="0.16101in">
          <draw:text-box>
            <text:p text:style-name="a547" text:class-names="" text:cond-style-name=""><text:span text:style-name="a546" text:class-names="">Deshumidifier module 2</text:span></text:p>
          </draw:text-box>
          <svg:title/>
          <svg:desc/>
        </draw:frame>
        <draw:custom-shape svg:x="5.87681in" svg:y="7.91302in" svg:width="1.04054in" svg:height="0.4906in" draw:id="id150" draw:style-name="a552" draw:name="Rectangle à coins arrondis 4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1" draw:style-name="a555" draw:name="ZoneTexte 33" svg:x="5.93138in" svg:y="7.88642in" svg:width="0.99092in" svg:height="0.16101in">
          <draw:text-box>
            <text:p text:style-name="a554" text:class-names="" text:cond-style-name=""><text:span text:style-name="a553" text:class-names="">Deshumidifier module 3</text:span></text:p>
          </draw:text-box>
          <svg:title/>
          <svg:desc/>
        </draw:frame>
        <draw:custom-shape svg:x="5.87389in" svg:y="8.48734in" svg:width="1.04054in" svg:height="0.46419in" draw:id="id152" draw:style-name="a559" draw:name="Rectangle à coins arrondis 4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3" draw:style-name="a562" draw:name="ZoneTexte 33" svg:x="6.07139in" svg:y="8.46074in" svg:width="0.848in" svg:height="0.16101in">
          <draw:text-box>
            <text:p text:style-name="a561" text:class-names="" text:cond-style-name=""><text:span text:style-name="a560" text:class-names="">Pipe module 1</text:span></text:p>
          </draw:text-box>
          <svg:title/>
          <svg:desc/>
        </draw:frame>
        <draw:custom-shape svg:x="5.86723in" svg:y="9.03102in" svg:width="1.04054in" svg:height="0.46419in" draw:id="id154" draw:style-name="a566" draw:name="Rectangle à coins arrondis 4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5" draw:style-name="a569" draw:name="ZoneTexte 33" svg:x="6.06473in" svg:y="9.00443in" svg:width="0.848in" svg:height="0.16101in">
          <draw:text-box>
            <text:p text:style-name="a568" text:class-names="" text:cond-style-name=""><text:span text:style-name="a567" text:class-names="">Pipe module 2</text:span></text:p>
          </draw:text-box>
          <svg:title/>
          <svg:desc/>
        </draw:frame>
        <draw:custom-shape svg:x="6.04683in" svg:y="2.40881in" svg:width="0.68134in" svg:height="0.26564in" draw:id="id156" draw:style-name="a572" draw:name="Rectangle à coins arrondis 4">
          <svg:title/>
          <svg:desc/>
          <text:p text:style-name="a571" text:class-names="" text:cond-style-name=""><text:span text:style-name="a570" text:class-names="">Wood combu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5597in" svg:y="2.7326in" svg:width="0.68134in" svg:height="0.26564in" draw:id="id157" draw:style-name="a575" draw:name="Rectangle à coins arrondis 4">
          <svg:title/>
          <svg:desc/>
          <text:p text:style-name="a574" text:class-names="" text:cond-style-name=""><text:span text:style-name="a573" text:class-names="">Oil combu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6321in" svg:y="3.05129in" svg:width="0.68134in" svg:height="0.26564in" draw:id="id158" draw:style-name="a578" draw:name="Rectangle à coins arrondis 4">
          <svg:title/>
          <svg:desc/>
          <text:p text:style-name="a577" text:class-names="" text:cond-style-name=""><text:span text:style-name="a576" text:class-names="">Compos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85652in" svg:y="2.49624in" svg:width="0.10881in" svg:height="0.11359in" draw:id="id159" draw:style-name="a581" draw:name="Ellipse 51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81518in" svg:y1="3.49982in" svg:x2="6.0601in" svg:y2="3.50145in" draw:id="id160" draw:style-name="a582" draw:name="Connecteur droit 24">
          <svg:title/>
          <svg:desc/>
        </draw:connector>
        <draw:connector draw:type="line" svg:x1="5.94939in" svg:y1="2.59319in" draw:start-shape="id159" draw:start-glue-point="6" svg:x2="6.05597in" svg:y2="2.86542in" draw:end-shape="id157" draw:end-glue-point="3" draw:id="id161" draw:style-name="a583" draw:name="Connecteur droit 24">
          <svg:title/>
          <svg:desc/>
        </draw:connector>
        <draw:connector draw:type="line" svg:x1="5.91092in" svg:y1="2.60983in" draw:start-shape="id159" draw:start-glue-point="2" svg:x2="6.06321in" svg:y2="3.18411in" draw:end-shape="id158" draw:end-glue-point="3" draw:id="id162" draw:style-name="a584" draw:name="Connecteur droit 24">
          <svg:title/>
          <svg:desc/>
        </draw:connector>
        <draw:custom-shape svg:x="6.06473in" svg:y="6.3715in" svg:width="0.68134in" svg:height="0.26564in" draw:id="id163" draw:style-name="a587" draw:name="Rectangle à coins arrondis 22">
          <svg:title/>
          <svg:desc/>
          <text:p text:style-name="a586" text:class-names="" text:cond-style-name=""><text:span text:style-name="a585" text:class-names="">Wind ventila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5.99678in" draw:start-shape="id106" draw:start-glue-point="1" svg:x2="6.06473in" svg:y2="6.50432in" draw:end-shape="id163" draw:end-glue-point="3" draw:id="id164" draw:style-name="a588" draw:name="Connecteur droit 21">
          <svg:title/>
          <svg:desc/>
        </draw:connector>
        <draw:custom-shape svg:x="5.91092in" svg:y="6.26861in" svg:width="0.97335in" svg:height="0.42258in" draw:id="id165" draw:style-name="a592" draw:name="Rectangle à coins arrondis 4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66" draw:style-name="a595" draw:name="ZoneTexte 33" svg:x="6.03773in" svg:y="6.24226in" svg:width="0.91632in" svg:height="0.16101in">
          <draw:text-box>
            <text:p text:style-name="a594" text:class-names="" text:cond-style-name=""><text:span text:style-name="a593" text:class-names="">Convection module 4</text:span></text:p>
          </draw:text-box>
          <svg:title/>
          <svg:desc/>
        </draw:frame>
        <draw:custom-shape svg:x="3.54944in" svg:y="4.45954in" svg:width="0.10881in" svg:height="0.11359in" draw:id="id107" draw:style-name="a598" draw:name="Ellipse 5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70554in" svg:y1="4.51105in" draw:start-shape="id109" draw:start-glue-point="1" svg:x2="6.07139in" svg:y2="4.51399in" draw:end-shape="id167" draw:end-glue-point="3" draw:id="id168" draw:style-name="a599" draw:name="Connecteur droit 21">
          <svg:title/>
          <svg:desc/>
        </draw:connector>
        <draw:custom-shape svg:x="6.07139in" svg:y="4.34242in" svg:width="0.68134in" svg:height="0.34315in" draw:id="id167" draw:style-name="a602" draw:name="Rectangle à coins arrondis 22">
          <svg:title/>
          <svg:desc/>
          <text:p text:style-name="a601" text:class-names="" text:cond-style-name=""><text:span text:style-name="a600" text:class-names="">Positioning heater under drying roo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8109in" svg:y="4.71863in" svg:width="0.68134in" svg:height="0.29634in" draw:id="id169" draw:style-name="a605" draw:name="Rectangle à coins arrondis 22">
          <svg:title/>
          <svg:desc/>
          <text:p text:style-name="a604" text:class-names="" text:cond-style-name=""><text:span text:style-name="a603" text:class-names="">Hole in the upper side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86723in" svg:y1="4.51633in" svg:x2="5.86723in" svg:y2="4.8668in" draw:id="id170" draw:style-name="a606" draw:name="Connecteur droit 21">
          <svg:title/>
          <svg:desc/>
        </draw:connector>
        <draw:connector draw:type="line" svg:x1="5.86723in" svg:y1="4.8668in" svg:x2="6.08109in" svg:y2="4.8668in" draw:end-shape="id169" draw:end-glue-point="3" draw:id="id171" draw:style-name="a607" draw:name="Connecteur droit 21">
          <svg:title/>
          <svg:desc/>
        </draw:connector>
        <draw:custom-shape svg:x="6.03773in" svg:y="9.66162in" svg:width="0.68134in" svg:height="0.26564in" draw:id="id133" draw:style-name="a610" draw:name="Rectangle à coins arrondis 4">
          <svg:title/>
          <svg:desc/>
          <text:p text:style-name="a609" text:class-names="" text:cond-style-name=""><text:span text:style-name="a608" text:class-names="">Compact organiz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0115in" svg:y1="9.30187in" draw:start-shape="id132" draw:start-glue-point="1" svg:x2="6.05597in" svg:y2="9.30585in" draw:end-shape="id131" draw:end-glue-point="3" draw:id="id172" draw:style-name="a611" draw:name="Connecteur droit 24">
          <svg:title/>
          <svg:desc/>
        </draw:connector>
        <draw:custom-shape svg:x="2.8681in" svg:y="10.13095in" svg:width="0.79015in" svg:height="0.49215in" draw:id="id173" draw:style-name="a614" draw:name="Rectangle à coins arrondis 22">
          <svg:title/>
          <svg:desc/>
          <text:p text:style-name="a613" text:class-names="" text:cond-style-name=""><text:span text:style-name="a612" text:class-names="">TF5: Create interaction between dry airflow and humid product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63656in" svg:y1="10.37703in" svg:x2="2.8681in" svg:y2="10.37703in" draw:end-shape="id173" draw:end-glue-point="3" draw:id="id174" draw:style-name="a615" draw:name="Connecteur droit 21">
          <svg:title/>
          <svg:desc/>
        </draw:connector>
        <draw:custom-shape svg:x="1.45709in" svg:y="11.23808in" svg:width="0.79015in" svg:height="0.32192in" draw:id="id175" draw:style-name="a618" draw:name="Rectangle à coins arrondis 22">
          <svg:title/>
          <svg:desc/>
          <text:p text:style-name="a617" text:class-names="" text:cond-style-name=""><text:span text:style-name="a616" text:class-names="">Freeze drying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0.97291in" svg:y1="1.32033in" draw:start-shape="id63" draw:start-glue-point="1" svg:x2="1.45709in" svg:y2="11.39904in" draw:end-shape="id175" draw:end-glue-point="3" draw:id="id176" draw:style-name="a619" draw:name="Connecteur droit 21">
          <svg:title/>
          <svg:desc/>
        </draw:connector>
        <draw:custom-shape svg:x="1.45689in" svg:y="1.13184in" svg:width="0.79015in" svg:height="0.374in" draw:id="id67" draw:style-name="a622" draw:name="Rectangle à coins arrondis 22">
          <svg:title/>
          <svg:desc/>
          <text:p text:style-name="a621" text:class-names="" text:cond-style-name=""><text:span text:style-name="a620" text:class-names="">Drying by temperature elev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0.97291in" svg:y1="1.32033in" draw:start-shape="id63" draw:start-glue-point="1" svg:x2="1.45689in" svg:y2="1.31884in" draw:end-shape="id67" draw:end-glue-point="3" draw:id="id177" draw:style-name="a623" draw:name="Connecteur droit 21">
          <svg:title/>
          <svg:desc/>
        </draw:connector>
        <draw:custom-shape svg:x="4.33016in" svg:y="9.16905in" svg:width="0.68134in" svg:height="0.26564in" draw:id="id132" draw:style-name="a626" draw:name="Rectangle à coins arrondis 4">
          <svg:title/>
          <svg:desc/>
          <text:p text:style-name="a625" text:class-names="" text:cond-style-name=""><text:span text:style-name="a624" text:class-names="">Mono bloc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2723in" svg:y="8.61828in" svg:width="0.68134in" svg:height="0.26564in" draw:id="id96" draw:style-name="a629" draw:name="Rectangle à coins arrondis 4">
          <svg:title/>
          <svg:desc/>
          <text:p text:style-name="a628" text:class-names="" text:cond-style-name=""><text:span text:style-name="a627" text:class-names="">Multi bloc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00857in" svg:y1="8.7511in" draw:start-shape="id96" draw:start-glue-point="1" svg:x2="6.06644in" svg:y2="8.77787in" draw:end-shape="id94" draw:end-glue-point="3" draw:id="id178" draw:style-name="a630" draw:name="Connecteur droit 24">
          <svg:title/>
          <svg:desc/>
        </draw:connector>
        <draw:connector draw:type="line" svg:x1="3.54944in" svg:y1="8.72739in" draw:start-shape="id95" draw:start-glue-point="1" svg:x2="4.33016in" svg:y2="9.30187in" draw:end-shape="id132" draw:end-glue-point="3" draw:id="id179" draw:style-name="a631" draw:name="Connecteur droit 24">
          <svg:title/>
          <svg:desc/>
        </draw:connector>
        <draw:custom-shape svg:x="5.88846in" svg:y="0.6701in" svg:width="0.68134in" svg:height="0.26564in" draw:id="id180" draw:style-name="a637" draw:name="Rectangle à coins arrondis 4">
          <svg:title/>
          <svg:desc/>
          <text:p text:style-name="a636" text:class-names="" text:cond-style-name=""><text:span text:style-name="a632" text:class-names="">Pompe</text:span><text:span text:style-name="a633" text:class-names=""><text:s text:c="1"/>à<text:s text:c="1"/></text:span><text:span text:style-name="a634" text:class-names="">chaleur</text:span><text:span text:style-name="a63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625in" svg:y="2.74467in" svg:width="6.375in" svg:height="5.83873in"/>
      <presentation:placeholder presentation:object="subtitle" svg:x="0.9375in" svg:y="8.80857in" svg:width="5.625in" svg:height="4.04907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2" style:display-name="Titre et contenu">
      <presentation:placeholder presentation:object="title" svg:x="0.51563in" svg:y="0.8929in" svg:width="6.46875in" svg:height="3.24159in"/>
      <presentation:placeholder presentation:object="object" svg:x="0.51563in" svg:y="4.46446in" svg:width="6.46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3" style:display-name="Titre de section">
      <presentation:placeholder presentation:object="title" svg:x="0.51172in" svg:y="4.18107in" svg:width="6.46875in" svg:height="6.9762in"/>
      <presentation:placeholder presentation:object="outline" svg:x="0.51172in" svg:y="11.22326in" svg:width="6.46875in" svg:height="3.66862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4" style:display-name="Deux contenus">
      <presentation:placeholder presentation:object="title" svg:x="0.51563in" svg:y="0.8929in" svg:width="6.46875in" svg:height="3.24159in"/>
      <presentation:placeholder presentation:object="object" svg:x="0.51563in" svg:y="4.46446in" svg:width="3.1875in" svg:height="10.64094in"/>
      <presentation:placeholder presentation:object="object" svg:x="3.79688in" svg:y="4.46446in" svg:width="3.1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5" style:display-name="Comparaison">
      <presentation:placeholder presentation:object="title" svg:x="0.5166in" svg:y="0.8929in" svg:width="6.46875in" svg:height="3.24159in"/>
      <presentation:placeholder presentation:object="outline" svg:x="0.5166in" svg:y="4.11118in" svg:width="3.17285in" svg:height="2.01483in"/>
      <presentation:placeholder presentation:object="object" svg:x="0.5166in" svg:y="6.12601in" svg:width="3.17285in" svg:height="9.01044in"/>
      <presentation:placeholder presentation:object="outline" svg:x="3.79688in" svg:y="4.11118in" svg:width="3.18848in" svg:height="2.01483in"/>
      <presentation:placeholder presentation:object="object" svg:x="3.79688in" svg:y="6.12601in" svg:width="3.18848in" svg:height="9.0104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6" style:display-name="Titre seul">
      <presentation:placeholder presentation:object="title" svg:x="0.51563in" svg:y="0.8929in" svg:width="6.46875in" svg:height="3.24159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7" style:display-name="Vide"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8" style:display-name="Contenu avec légende">
      <presentation:placeholder presentation:object="title" svg:x="0.5166in" svg:y="1.11806in" svg:width="2.41895in" svg:height="3.91319in"/>
      <presentation:placeholder presentation:object="object" svg:x="3.18848in" svg:y="2.41469in" svg:width="3.79688in" svg:height="11.91816in"/>
      <presentation:placeholder presentation:object="outline" svg:x="0.5166in" svg:y="5.03125in" svg:width="2.41895in" svg:height="9.3210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9" style:display-name="Image avec légende">
      <presentation:placeholder presentation:object="title" svg:x="0.5166in" svg:y="1.11806in" svg:width="2.41895in" svg:height="3.91319in"/>
      <presentation:placeholder presentation:object="graphic" svg:x="3.18848in" svg:y="2.41469in" svg:width="3.79688in" svg:height="11.91816in"/>
      <presentation:placeholder presentation:object="outline" svg:x="0.5166in" svg:y="5.03125in" svg:width="2.41895in" svg:height="9.3210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10" style:display-name="Titre et texte vertical">
      <presentation:placeholder presentation:object="title" svg:x="0.51563in" svg:y="0.8929in" svg:width="6.46875in" svg:height="3.24159in"/>
      <presentation:placeholder presentation:object="outline" svg:x="0.51563in" svg:y="4.46446in" svg:width="6.46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11" style:display-name="Titre vertical et texte">
      <presentation:placeholder presentation:object="title" svg:x="5.36719in" svg:y="0.89289in" svg:width="1.61719in" svg:height="14.21251in"/>
      <presentation:placeholder presentation:object="outline" svg:x="0.51563in" svg:y="0.89289in" svg:width="4.75781in" svg:height="14.2125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56" svg:viewBox="0 0 20 30" svg:d="m10 0-10 30h20z"/>
    <draw:marker draw:name="a651" svg:viewBox="0 0 20 30" svg:d="m10 0-10 30h20z"/>
    <draw:stroke-dash draw:name="a530" draw:style="rect" draw:dots1="1" draw:dots1-length="0.03125in" draw:distance="0.03125in"/>
    <draw:stroke-dash draw:name="a472" draw:style="rect" draw:dots1="1" draw:dots1-length="0.03127in" draw:distance="0.03127in"/>
    <draw:stroke-dash draw:name="a480" draw:style="rect" draw:dots1="1" draw:dots1-length="0.03127in" draw:distance="0.03127in"/>
    <draw:stroke-dash draw:name="a537" draw:style="rect" draw:dots1="1" draw:dots1-length="0.03125in" draw:distance="0.03125in"/>
    <draw:stroke-dash draw:name="a544" draw:style="rect" draw:dots1="1" draw:dots1-length="0.03125in" draw:distance="0.03125in"/>
    <draw:stroke-dash draw:name="a551" draw:style="rect" draw:dots1="1" draw:dots1-length="0.03125in" draw:distance="0.03125in"/>
    <draw:stroke-dash draw:name="a558" draw:style="rect" draw:dots1="1" draw:dots1-length="0.03125in" draw:distance="0.03125in"/>
    <draw:stroke-dash draw:name="a565" draw:style="rect" draw:dots1="1" draw:dots1-length="0.03125in" draw:distance="0.03125in"/>
    <draw:stroke-dash draw:name="a502" draw:style="rect" draw:dots1="1" draw:dots1-length="0.03125in" draw:distance="0.03125in"/>
    <draw:stroke-dash draw:name="a591" draw:style="rect" draw:dots1="1" draw:dots1-length="0.03125in" draw:distance="0.03125in"/>
    <draw:stroke-dash draw:name="a509" draw:style="rect" draw:dots1="1" draw:dots1-length="0.03125in" draw:distance="0.03125in"/>
    <draw:stroke-dash draw:name="a516" draw:style="rect" draw:dots1="1" draw:dots1-length="0.03125in" draw:distance="0.03125in"/>
    <draw:stroke-dash draw:name="a523" draw:style="rect" draw:dots1="1" draw:dots1-length="0.03125in" draw:distance="0.03125in"/>
  </office:styles>
  <office:automatic-styles>
    <style:page-layout style:name="pageLayout1">
      <style:page-layout-properties fo:page-width="7.5in" fo:page-height="16.77083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0.51563in" svg:y="0.8929in" svg:width="6.46875in" svg:height="3.24159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4.46446in" svg:width="6.46875in" svg:height="10.6409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1563in" svg:y="15.54408in" svg:width="1.6875in" svg:height="0.8928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3/11/2017</text:date></text:span></text:p>
        </draw:text-box>
        <svg:title/>
        <svg:desc/>
      </draw:frame>
      <draw:frame draw:id="id3" presentation:style-name="a28" draw:name="Footer Placeholder 4" svg:x="2.48438in" svg:y="15.54408in" svg:width="2.53125in" svg:height="0.8928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5.29688in" svg:y="15.54408in" svg:width="1.6875in" svg:height="0.8928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6" draw:name="Title 1" svg:x="0.5625in" svg:y="2.74467in" svg:width="6.375in" svg:height="5.83873in" presentation:class="title" presentation:placeholder="false">
        <draw:text-box>
          <text:p text:style-name="a35" text:class-names="" text:cond-style-name=""><text:span text:style-name="a33" text:class-names="">Modifiez le style du titre</text:span><text:span text:style-name="a34" text:class-names=""/></text:p>
        </draw:text-box>
        <svg:title/>
        <svg:desc/>
      </draw:frame>
      <draw:frame draw:id="id6" presentation:style-name="a40" draw:name="Subtitle 2" svg:x="0.9375in" svg:y="8.80857in" svg:width="5.625in" svg:height="4.04907in" presentation:class="subtitle" presentation:placeholder="false">
        <draw:text-box>
          <text:p text:style-name="a39" text:class-names="" text:cond-style-name=""><text:span text:style-name="a37" text:class-names="">Modifier le style des sous-titres du masque</text:span><text:span text:style-name="a38" text:class-names=""/></text:p>
        </draw:text-box>
        <svg:title/>
        <svg:desc/>
      </draw:frame>
      <draw:frame draw:id="id7" presentation:style-name="a44" draw:name="Date Placeholder 3" svg:x="0.51563in" svg:y="15.54408in" svg:width="1.6875in" svg:height="0.89289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3/11/2017</text:date></text:span></text:p>
        </draw:text-box>
        <svg:title/>
        <svg:desc/>
      </draw:frame>
      <draw:frame draw:id="id8" presentation:style-name="a47" draw:name="Footer Placeholder 4" svg:x="2.48438in" svg:y="15.54408in" svg:width="2.53125in" svg:height="0.89289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5.29688in" svg:y="15.54408in" svg:width="1.6875in" svg:height="0.89289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5" draw:name="Title 1" svg:x="0.51563in" svg:y="0.8929in" svg:width="6.46875in" svg:height="3.24159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1" presentation:style-name="a72" draw:name="Content Placeholder 2" svg:x="0.51563in" svg:y="4.46446in" svg:width="6.46875in" svg:height="10.64094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odifier les styles du texte du masque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Deuxièm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Cinquièm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1563in" svg:y="15.54408in" svg:width="1.6875in" svg:height="0.89289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3/11/2017</text:date></text:span></text:p>
        </draw:text-box>
        <svg:title/>
        <svg:desc/>
      </draw:frame>
      <draw:frame draw:id="id13" presentation:style-name="a79" draw:name="Footer Placeholder 4" svg:x="2.48438in" svg:y="15.54408in" svg:width="2.53125in" svg:height="0.89289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5.29688in" svg:y="15.54408in" svg:width="1.6875in" svg:height="0.89289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7" draw:name="Title 1" svg:x="0.51172in" svg:y="4.18107in" svg:width="6.46875in" svg:height="6.9762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6" presentation:style-name="a91" draw:name="Text Placeholder 2" svg:x="0.51172in" svg:y="11.22326in" svg:width="6.46875in" svg:height="3.668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95" draw:name="Date Placeholder 3" svg:x="0.51563in" svg:y="15.54408in" svg:width="1.6875in" svg:height="0.89289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3/11/2017</text:date></text:span></text:p>
        </draw:text-box>
        <svg:title/>
        <svg:desc/>
      </draw:frame>
      <draw:frame draw:id="id18" presentation:style-name="a98" draw:name="Footer Placeholder 4" svg:x="2.48438in" svg:y="15.54408in" svg:width="2.53125in" svg:height="0.89289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5.29688in" svg:y="15.54408in" svg:width="1.6875in" svg:height="0.89289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2">
      <draw:frame draw:id="id20" presentation:style-name="a106" draw:name="Title 1" svg:x="0.51563in" svg:y="0.8929in" svg:width="6.46875in" svg:height="3.24159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21" presentation:style-name="a123" draw:name="Content Placeholder 2" svg:x="0.51563in" svg:y="4.46446in" svg:width="3.1875in" svg:height="10.64094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r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Cinquièm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3.79688in" svg:y="4.46446in" svg:width="3.1875in" svg:height="10.6409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odifier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1563in" svg:y="15.54408in" svg:width="1.6875in" svg:height="0.89289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3/11/2017</text:date></text:span></text:p>
        </draw:text-box>
        <svg:title/>
        <svg:desc/>
      </draw:frame>
      <draw:frame draw:id="id24" presentation:style-name="a147" draw:name="Footer Placeholder 5" svg:x="2.48438in" svg:y="15.54408in" svg:width="2.53125in" svg:height="0.89289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5.29688in" svg:y="15.54408in" svg:width="1.6875in" svg:height="0.89289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5" draw:name="Title 1" svg:x="0.5166in" svg:y="0.8929in" svg:width="6.46875in" svg:height="3.24159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7" presentation:style-name="a159" draw:name="Text Placeholder 2" svg:x="0.5166in" svg:y="4.11118in" svg:width="3.17285in" svg:height="2.01483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76" draw:name="Content Placeholder 3" svg:x="0.5166in" svg:y="6.12601in" svg:width="3.17285in" svg:height="9.01044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odifier les styles du texte du masque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Deuxièm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3.79688in" svg:y="4.11118in" svg:width="3.18848in" svg:height="2.01483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197" draw:name="Content Placeholder 5" svg:x="3.79688in" svg:y="6.12601in" svg:width="3.18848in" svg:height="9.01044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odifier les styles du texte du masque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1563in" svg:y="15.54408in" svg:width="1.6875in" svg:height="0.89289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3/11/2017</text:date></text:span></text:p>
        </draw:text-box>
        <svg:title/>
        <svg:desc/>
      </draw:frame>
      <draw:frame draw:id="id32" presentation:style-name="a204" draw:name="Footer Placeholder 7" svg:x="2.48438in" svg:y="15.54408in" svg:width="2.53125in" svg:height="0.89289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5.29688in" svg:y="15.54408in" svg:width="1.6875in" svg:height="0.89289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8">
      <draw:frame draw:id="id34" presentation:style-name="a212" draw:name="Title 1" svg:x="0.51563in" svg:y="0.8929in" svg:width="6.46875in" svg:height="3.24159in" presentation:class="title" presentation:placeholder="false">
        <draw:text-box>
          <text:p text:style-name="a211" text:class-names="" text:cond-style-name=""><text:span text:style-name="a209" text:class-names="">Modifiez le style du titre</text:span><text:span text:style-name="a210" text:class-names=""/></text:p>
        </draw:text-box>
        <svg:title/>
        <svg:desc/>
      </draw:frame>
      <draw:frame draw:id="id35" presentation:style-name="a216" draw:name="Date Placeholder 2" svg:x="0.51563in" svg:y="15.54408in" svg:width="1.6875in" svg:height="0.89289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3/11/2017</text:date></text:span></text:p>
        </draw:text-box>
        <svg:title/>
        <svg:desc/>
      </draw:frame>
      <draw:frame draw:id="id36" presentation:style-name="a219" draw:name="Footer Placeholder 3" svg:x="2.48438in" svg:y="15.54408in" svg:width="2.53125in" svg:height="0.89289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5.29688in" svg:y="15.54408in" svg:width="1.6875in" svg:height="0.89289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7" draw:name="Date Placeholder 1" svg:x="0.51563in" svg:y="15.54408in" svg:width="1.6875in" svg:height="0.89289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3/11/2017</text:date></text:span></text:p>
        </draw:text-box>
        <svg:title/>
        <svg:desc/>
      </draw:frame>
      <draw:frame draw:id="id39" presentation:style-name="a230" draw:name="Footer Placeholder 2" svg:x="2.48438in" svg:y="15.54408in" svg:width="2.53125in" svg:height="0.89289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5.29688in" svg:y="15.54408in" svg:width="1.6875in" svg:height="0.89289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4">
      <draw:frame draw:id="id41" presentation:style-name="a238" draw:name="Title 1" svg:x="0.5166in" svg:y="1.11806in" svg:width="2.41895in" svg:height="3.91319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42" presentation:style-name="a255" draw:name="Content Placeholder 2" svg:x="3.18848in" svg:y="2.41469in" svg:width="3.79688in" svg:height="11.9181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166in" svg:y="5.03125in" svg:width="2.41895in" svg:height="9.3210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63" draw:name="Date Placeholder 4" svg:x="0.51563in" svg:y="15.54408in" svg:width="1.6875in" svg:height="0.89289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3/11/2017</text:date></text:span></text:p>
        </draw:text-box>
        <svg:title/>
        <svg:desc/>
      </draw:frame>
      <draw:frame draw:id="id45" presentation:style-name="a266" draw:name="Footer Placeholder 5" svg:x="2.48438in" svg:y="15.54408in" svg:width="2.53125in" svg:height="0.89289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5.29688in" svg:y="15.54408in" svg:width="1.6875in" svg:height="0.89289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70">
      <draw:frame draw:id="id47" presentation:style-name="a274" draw:name="Title 1" svg:x="0.5166in" svg:y="1.11806in" svg:width="2.41895in" svg:height="3.91319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48" presentation:style-name="a278" draw:name="Picture Placeholder 2" svg:x="3.18848in" svg:y="2.41469in" svg:width="3.79688in" svg:height="11.91816in" presentation:class="graphic" presentation:placeholder="false">
        <draw:text-box>
          <text:p text:style-name="a277" text:class-names="" text:cond-style-name=""><text:span text:style-name="a275" text:class-names="">Cliquez sur l'icône pour ajouter une image</text:span><text:span text:style-name="a276" text:class-names=""/></text:p>
        </draw:text-box>
        <svg:title/>
        <svg:desc/>
      </draw:frame>
      <draw:frame draw:id="id49" presentation:style-name="a282" draw:name="Text Placeholder 3" svg:x="0.5166in" svg:y="5.03125in" svg:width="2.41895in" svg:height="9.32101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86" draw:name="Date Placeholder 4" svg:x="0.51563in" svg:y="15.54408in" svg:width="1.6875in" svg:height="0.89289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23/11/2017</text:date></text:span></text:p>
        </draw:text-box>
        <svg:title/>
        <svg:desc/>
      </draw:frame>
      <draw:frame draw:id="id51" presentation:style-name="a289" draw:name="Footer Placeholder 5" svg:x="2.48438in" svg:y="15.54408in" svg:width="2.53125in" svg:height="0.89289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5.29688in" svg:y="15.54408in" svg:width="1.6875in" svg:height="0.89289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3">
      <draw:frame draw:id="id53" presentation:style-name="a297" draw:name="Title 1" svg:x="0.51563in" svg:y="0.8929in" svg:width="6.46875in" svg:height="3.24159in" presentation:class="title" presentation:placeholder="false">
        <draw:text-box>
          <text:p text:style-name="a296" text:class-names="" text:cond-style-name=""><text:span text:style-name="a294" text:class-names="">Modifiez le style du titre</text:span><text:span text:style-name="a295" text:class-names=""/></text:p>
        </draw:text-box>
        <svg:title/>
        <svg:desc/>
      </draw:frame>
      <draw:frame draw:id="id54" presentation:style-name="a314" draw:name="Vertical Text Placeholder 2" svg:x="0.51563in" svg:y="4.46446in" svg:width="6.46875in" svg:height="10.64094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Modifier les styles du texte du masque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Deuxième niveau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Cinquième niveau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51563in" svg:y="15.54408in" svg:width="1.6875in" svg:height="0.89289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23/11/2017</text:date></text:span></text:p>
        </draw:text-box>
        <svg:title/>
        <svg:desc/>
      </draw:frame>
      <draw:frame draw:id="id56" presentation:style-name="a321" draw:name="Footer Placeholder 4" svg:x="2.48438in" svg:y="15.54408in" svg:width="2.53125in" svg:height="0.89289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5.29688in" svg:y="15.54408in" svg:width="1.6875in" svg:height="0.89289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5">
      <draw:frame draw:id="id58" presentation:style-name="a329" draw:name="Vertical Title 1" svg:x="5.36719in" svg:y="0.89289in" svg:width="1.61719in" svg:height="14.21251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59" presentation:style-name="a346" draw:name="Vertical Text Placeholder 2" svg:x="0.51563in" svg:y="0.89289in" svg:width="4.75781in" svg:height="14.21251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Modifier les styles du texte du masque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Deuxième niveau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Cinquième niveau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51563in" svg:y="15.54408in" svg:width="1.6875in" svg:height="0.89289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23/11/2017</text:date></text:span></text:p>
        </draw:text-box>
        <svg:title/>
        <svg:desc/>
      </draw:frame>
      <draw:frame draw:id="id61" presentation:style-name="a353" draw:name="Footer Placeholder 4" svg:x="2.48438in" svg:y="15.54408in" svg:width="2.53125in" svg:height="0.89289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5.29688in" svg:y="15.54408in" svg:width="1.6875in" svg:height="0.89289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ICHARDOT Gilles (richargi)</meta:initial-creator>
    <dc:creator>RICHARDOT Gilles (richargi)</dc:creator>
    <meta:creation-date>2017-10-25T15:34:29Z</meta:creation-date>
    <dc:date>2017-11-24T14:54:21Z</dc:date>
    <meta:template xlink:href="Office%20Theme" xlink:type="simple"/>
    <meta:editing-cycles>21</meta:editing-cycles>
    <meta:editing-duration>PT449684S</meta:editing-duration>
    <meta:document-statistic meta:paragraph-count="64" meta:word-count="198"/>
  </office:meta>
</office:document-meta>
</file>